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2E0000023DDB10EA9C7DD740B2.png" manifest:media-type="image/png"/>
  <manifest:file-entry manifest:full-path="Pictures/100000000000028B0000028F57DF8D3DC2ED3C3D.png" manifest:media-type="image/png"/>
  <manifest:file-entry manifest:full-path="Pictures/100000000000023E00000258C27D0A17D51CD584.png" manifest:media-type="image/png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26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28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11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18">
      <style:table-cell-properties fo:background-color="#ffff00"/>
    </style:style>
    <style:style style:name="ce44" style:family="table-cell" style:parent-style-name="Default" style:data-style-name="N122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30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11">
      <style:table-cell-properties fo:background-color="#ffff00"/>
    </style:style>
    <style:style style:name="ce51" style:family="table-cell" style:parent-style-name="Default" style:data-style-name="N111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30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11"/>
    <style:style style:name="ce60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18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21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32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11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32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27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27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18">
      <style:table-cell-properties fo:background-color="transparent"/>
    </style:style>
    <style:style style:name="ce110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18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18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11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17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49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18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18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26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49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30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48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18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48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32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50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21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18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1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50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52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11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52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5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47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55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271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115.099999999997" calcext:value-type="float">
            <text:p>115 kw</text:p>
          </table:table-cell>
          <table:table-cell table:style-name="ce109"/>
          <table:table-cell table:style-name="ce61" table:formula="of:=[.B24]-[.C24]" office:value-type="float" office:value="115.099999999997" calcext:value-type="float">
            <text:p>115 kw</text:p>
          </table:table-cell>
          <table:table-cell table:style-name="ce102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8844" calcext:value-type="percentage">
            <text:p>+ <text:s text:c="6"/>%88,44</text:p>
          </table:table-cell>
          <table:table-cell table:style-name="ce62" table:formula="of:=([.D24]*[.$E$4]*[.C25])" office:value-type="currency" office:currency="TRY" office:value="209.146211773509" calcext:value-type="currency">
            <text:p>₺209,15</text:p>
          </table:table-cell>
          <table:table-cell table:style-name="ce86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/>
          <table:table-cell table:style-name="ce189"/>
          <table:table-cell table:style-name="ce196"/>
          <table:table-cell table:style-name="ce175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9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76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86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2.249633142987" calcext:value-type="currency">
            <text:p>₺272,2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72.500000000005" calcext:value-type="float">
            <text:p>173 kw</text:p>
          </table:table-cell>
          <table:table-cell table:style-name="ce109"/>
          <table:table-cell table:style-name="ce61" table:formula="of:=[.B24]-[.C24]" office:value-type="float" office:value="172.500000000005" calcext:value-type="float">
            <text:p>173 kw</text:p>
          </table:table-cell>
          <table:table-cell table:style-name="ce102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86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6.500000000005" calcext:value-type="float">
            <text:p>KW 556,50</text:p>
          </table:table-cell>
          <table:table-cell table:style-name="ce41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76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248" office:value-type="date" office:date-value="2022-06-30" calcext:value-type="date">
            <text:p>30.06.2022</text:p>
          </table:table-cell>
          <table:table-cell table:style-name="ce249" office:value-type="date" office:date-value="2022-07-31" calcext:value-type="date">
            <text:p>31.07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15.3" calcext:value-type="float">
            <text:p>1.115,300 kw</text:p>
          </table:table-cell>
          <table:table-cell table:style-name="ce108" office:value-type="float" office:value="1106.796" calcext:value-type="float">
            <text:p>1.106,796 kw</text:p>
          </table:table-cell>
          <table:table-cell table:style-name="ce46" table:formula="of:=[.B3]-[.C3]" office:value-type="float" office:value="8.50399999999991" calcext:value-type="float">
            <text:p>8,504</text:p>
          </table:table-cell>
          <table:table-cell table:style-name="ce24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1.2" calcext:value-type="currency">
            <text:p>₺1.311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05.66278706799" calcext:value-type="currency">
            <text:p>₺1.605,6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514" calcext:value-type="float">
            <text:p>514 kw</text:p>
          </table:table-cell>
          <table:table-cell table:style-name="ce109" office:value-type="float" office:value="293" calcext:value-type="float">
            <text:p>293 kw</text:p>
          </table:table-cell>
          <table:table-cell table:style-name="ce61" table:formula="of:=[.B12]-[.C12]" office:value-type="float" office:value="221" calcext:value-type="float">
            <text:p>221 kw</text:p>
          </table:table-cell>
          <table:table-cell table:style-name="ce86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86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94.27" calcext:value-type="float">
            <text:p>394 kw</text:p>
          </table:table-cell>
          <table:table-cell table:style-name="ce163" office:value-type="float" office:value="313" calcext:value-type="float">
            <text:p>313 kw</text:p>
          </table:table-cell>
          <table:table-cell table:style-name="ce167" table:formula="of:=[.B18]-[.C18]" office:value-type="float" office:value="81.27" calcext:value-type="float">
            <text:p>81 kw</text:p>
          </table:table-cell>
          <table:table-cell table:style-name="ce172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3.351532979351" calcext:value-type="currency">
            <text:p>₺273,3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80.969999999994" calcext:value-type="float">
            <text:p>181 kw</text:p>
          </table:table-cell>
          <table:table-cell table:style-name="ce109"/>
          <table:table-cell table:style-name="ce61" table:formula="of:=[.B24]-[.C24]" office:value-type="float" office:value="180.969999999994" calcext:value-type="float">
            <text:p>181 kw</text:p>
          </table:table-cell>
          <table:table-cell table:style-name="ce102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86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17" calcext:value-type="float">
            <text:p>7.017 kw</text:p>
          </table:table-cell>
          <table:table-cell table:style-name="ce194" office:value-type="float" office:value="6990" calcext:value-type="float">
            <text:p>6.990 kw</text:p>
          </table:table-cell>
          <table:table-cell table:style-name="ce194" table:formula="of:=[.B36]-[.C36]" office:value-type="float" office:value="27" calcext:value-type="float">
            <text:p>27 kw</text:p>
          </table:table-cell>
          <table:table-cell table:style-name="ce209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10.239999999994" calcext:value-type="float">
            <text:p>KW 510,24</text:p>
          </table:table-cell>
          <table:table-cell table:style-name="ce41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76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7.052cm" svg:height="17.511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7-30" calcext:value-type="date">
            <text:p>30.07.2022</text:p>
          </table:table-cell>
          <table:table-cell table:style-name="ce249" office:value-type="date" office:date-value="2022-08-31" calcext:value-type="date">
            <text:p>31.08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26.738" calcext:value-type="float">
            <text:p>1.126,738 kw</text:p>
          </table:table-cell>
          <table:table-cell table:style-name="ce108" office:value-type="float" office:value="1115.3" calcext:value-type="float">
            <text:p>1.115,300 kw</text:p>
          </table:table-cell>
          <table:table-cell table:style-name="ce46" table:formula="of:=[.B3]-[.C3]" office:value-type="float" office:value="11.4380000000001" calcext:value-type="float">
            <text:p>11,438</text:p>
          </table:table-cell>
          <table:table-cell table:style-name="ce24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762" calcext:value-type="currency">
            <text:p>₺1.762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6.21645829566" calcext:value-type="currency">
            <text:p>₺1.596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38" calcext:value-type="float">
            <text:p>838 kw</text:p>
          </table:table-cell>
          <table:table-cell table:style-name="ce109" office:value-type="float" office:value="514" calcext:value-type="float">
            <text:p>514 kw</text:p>
          </table:table-cell>
          <table:table-cell table:style-name="ce61" table:formula="of:=[.B12]-[.C12]" office:value-type="float" office:value="324" calcext:value-type="float">
            <text:p>324 kw</text:p>
          </table:table-cell>
          <table:table-cell table:style-name="ce86" table:formula="of:=[.D12]*[.$E$4]" office:value-type="currency" office:currency="TRY" office:value="831.858716558832" calcext:value-type="currency">
            <text:p>₺831,86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86" table:formula="of:=[.D13]+[.E12]" office:value-type="currency" office:currency="TRY" office:value="1106.37209302325" calcext:value-type="currency">
            <text:p>₺1.106,37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156.37209302325" calcext:value-type="currency">
            <text:p>₺1.156,37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2.021695129443" calcext:value-type="currency">
            <text:p>₺152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12" calcext:value-type="float">
            <text:p>412 kw</text:p>
          </table:table-cell>
          <table:table-cell table:style-name="ce163" office:value-type="float" office:value="394" calcext:value-type="float">
            <text:p>394 kw</text:p>
          </table:table-cell>
          <table:table-cell table:style-name="ce167" table:formula="of:=[.B18]-[.C18]" office:value-type="float" office:value="18" calcext:value-type="float">
            <text:p>18 kw</text:p>
          </table:table-cell>
          <table:table-cell table:style-name="ce172" table:formula="of:=[.D18]*[.$E$4]" office:value-type="currency" office:currency="TRY" office:value="46.2143731421573" calcext:value-type="currency">
            <text:p>₺46,21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01" calcext:value-type="currency">
            <text:p>₺32,35</text:p>
          </table:table-cell>
          <table:table-cell table:style-name="ce173" table:formula="of:=[.D19]+[.E18]" office:value-type="currency" office:currency="TRY" office:value="78.5644343416674" calcext:value-type="currency">
            <text:p>₺78,56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88.5644343416674" calcext:value-type="currency">
            <text:p>₺88,56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92.241332663838" calcext:value-type="currency">
            <text:p>₺292,24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328.280000000006" calcext:value-type="float">
            <text:p>328 kw</text:p>
          </table:table-cell>
          <table:table-cell table:style-name="ce109"/>
          <table:table-cell table:style-name="ce61" table:formula="of:=[.B24]-[.C24]" office:value-type="float" office:value="328.280000000006" calcext:value-type="float">
            <text:p>328 kw</text:p>
          </table:table-cell>
          <table:table-cell table:style-name="ce102" table:formula="of:=[.D24]*[.$E$4]" office:value-type="currency" office:currency="TRY" office:value="842.847467505982" calcext:value-type="currency">
            <text:p>₺842,8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1" calcext:value-type="currency">
            <text:p>₺42,14</text:p>
          </table:table-cell>
          <table:table-cell table:style-name="ce86" table:formula="of:=[.D25]+[.E24]" office:value-type="currency" office:currency="TRY" office:value="884.989840881282" calcext:value-type="currency">
            <text:p>₺884,99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904.989840881282" calcext:value-type="currency">
            <text:p>₺904,99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33" calcext:value-type="float">
            <text:p>7.033 kw</text:p>
          </table:table-cell>
          <table:table-cell table:style-name="ce194" office:value-type="float" office:value="7017" calcext:value-type="float">
            <text:p>7.017 kw</text:p>
          </table:table-cell>
          <table:table-cell table:style-name="ce194" table:formula="of:=[.B36]-[.C36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86.280000000006" calcext:value-type="float">
            <text:p>KW 686,28</text:p>
          </table:table-cell>
          <table:table-cell table:style-name="ce41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76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 table:formula="of:=[$'05-22'.C4]" office:value-type="float" office:value="1360.1" calcext:value-type="float">
            <text:p>1360,10</text:p>
          </table:table-cell>
          <table:table-cell table:style-name="ce255" table:formula="of:=[$'06-22'.C4]" office:value-type="currency" office:currency="TRY" office:value="1317.2" calcext:value-type="currency">
            <text:p>₺1.317,20</text:p>
          </table:table-cell>
          <table:table-cell table:style-name="ce255" table:formula="of:=[$'07-22'.C4]" office:value-type="currency" office:currency="TRY" office:value="1429.2" calcext:value-type="currency">
            <text:p>₺1.429,20</text:p>
          </table:table-cell>
          <table:table-cell table:style-name="ce97" table:number-columns-repeated="6"/>
          <table:table-cell table:style-name="ce98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style-name="ce90" table:formula="of:=[$'05-22'.E3]" office:value-type="float" office:value="661.979999999994" calcext:value-type="float">
            <text:p>661,98</text:p>
          </table:table-cell>
          <table:table-cell table:style-name="ce90" table:formula="of:=[$'06-22'.E3]" office:value-type="float" office:value="641.099999999997" calcext:value-type="float">
            <text:p>641,10</text:p>
          </table:table-cell>
          <table:table-cell table:style-name="ce90" table:formula="of:=[$'07-22'.E3]" office:value-type="float" office:value="556.500000000005" calcext:value-type="float">
            <text:p>556,50</text:p>
          </table:table-cell>
          <table:table-cell table:number-columns-repeated="6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2.05459379437447" calcext:value-type="float">
            <text:p>2,05</text:p>
          </table:table-cell>
          <table:table-cell table:style-name="ce68" table:formula="of:=[.G3]/[.G4]" office:value-type="float" office:value="2.05459366713462" calcext:value-type="float">
            <text:p>2,05</text:p>
          </table:table-cell>
          <table:table-cell table:style-name="ce68" table:formula="of:=[.H3]/[.H4]" office:value-type="float" office:value="2.56819407008084" calcext:value-type="float">
            <text:p>2,57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32.3243723375317" calcext:value-type="float">
            <text:p>32,32</text:p>
          </table:table-cell>
          <table:table-cell table:style-name="ce73" table:formula="of:=[.G10]-[.G9]" office:value-type="float" office:value="0.00116362501859157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271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office:value-type="float" office:value="60" calcext:value-type="float">
            <text:p>60,00</text:p>
          </table:table-cell>
          <table:table-cell table:style-name="ce91" office:value-type="float" office:value="89" calcext:value-type="float">
            <text:p>89,00</text:p>
          </table:table-cell>
          <table:table-cell table:style-name="ce9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123.275627662468" calcext:value-type="float">
            <text:p>123,28</text:p>
          </table:table-cell>
          <table:table-cell table:style-name="ce68" table:formula="of:=[.G5]*[.G8]" office:value-type="float" office:value="182.858836374981" calcext:value-type="float">
            <text:p>182,86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office:value-type="float" office:value="155.6" calcext:value-type="float">
            <text:p>155,60</text:p>
          </table:table-cell>
          <table:table-cell table:style-name="ce92" office:value-type="float" office:value="182.86" calcext:value-type="float">
            <text:p>182,86</text:p>
          </table:table-cell>
          <table:table-cell table:style-name="ce9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85.13" calcext:value-type="float">
            <text:p>285,13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214.372482250212" calcext:value-type="float">
            <text:p>214,37</text:p>
          </table:table-cell>
          <table:table-cell table:style-name="ce73" table:formula="of:=[.G15]-[.G14]" office:value-type="float" office:value="427.647554203709" calcext:value-type="float">
            <text:p>427,65</text:p>
          </table:table-cell>
          <table:table-cell table:style-name="ce73" table:formula="of:=[.H15]-[.H14]" office:value-type="float" office:value="446.543423180599" calcext:value-type="float">
            <text:p>446,54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office:value-type="float" office:value="400" calcext:value-type="float">
            <text:p>400,00</text:p>
          </table:table-cell>
          <table:table-cell table:style-name="ce91" office:value-type="float" office:value="277" calcext:value-type="float">
            <text:p>277,00</text:p>
          </table:table-cell>
          <table:table-cell table:style-name="ce91" office:value-type="float" office:value="240" calcext:value-type="float">
            <text:p>240,00</text:p>
          </table:table-cell>
          <table:table-cell table:style-name="ce9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821.837517749788" calcext:value-type="float">
            <text:p>821,84</text:p>
          </table:table-cell>
          <table:table-cell table:style-name="ce68" table:formula="of:=[.G5]*[.G13]" office:value-type="float" office:value="569.122445796291" calcext:value-type="float">
            <text:p>569,12</text:p>
          </table:table-cell>
          <table:table-cell table:style-name="ce68" table:formula="of:=[.H5]*[.H13]" office:value-type="float" office:value="616.366576819401" calcext:value-type="float">
            <text:p>616,37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office:value-type="float" office:value="1036.21" calcext:value-type="float">
            <text:p>1036,21</text:p>
          </table:table-cell>
          <table:table-cell table:style-name="ce94" office:value-type="float" office:value="996.77" calcext:value-type="float">
            <text:p>996,77</text:p>
          </table:table-cell>
          <table:table-cell table:style-name="ce94" office:value-type="float" office:value="1062.91" calcext:value-type="float">
            <text:p>1062,91</text:p>
          </table:table-cell>
          <table:table-cell table:style-name="ce94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28.49" calcext:value-type="float">
            <text:p>28,49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13.967621982536" calcext:value-type="float">
            <text:p>13,97</text:p>
          </table:table-cell>
          <table:table-cell table:style-name="ce73" table:formula="of:=[.G20]-[.G19]" office:value-type="float" office:value="2.46875994384527" calcext:value-type="float">
            <text:p>2,47</text:p>
          </table:table-cell>
          <table:table-cell table:style-name="ce73" table:formula="of:=[.H20]-[.H19]" office:value-type="float" office:value="3.97574123989534" calcext:value-type="float">
            <text:p>3,98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273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office:value-type="float" office:value="68" calcext:value-type="float">
            <text:p>68,00</text:p>
          </table:table-cell>
          <table:table-cell table:style-name="ce91" office:value-type="float" office:value="120" calcext:value-type="float">
            <text:p>120,00</text:p>
          </table:table-cell>
          <table:table-cell table:style-name="ce91" office:value-type="float" office:value="125" calcext:value-type="float">
            <text:p>125,00</text:p>
          </table:table-cell>
          <table:table-cell table:style-name="ce9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139.712378017464" calcext:value-type="float">
            <text:p>139,71</text:p>
          </table:table-cell>
          <table:table-cell table:style-name="ce68" table:formula="of:=[.G5]*[.G18]" office:value-type="float" office:value="246.551240056155" calcext:value-type="float">
            <text:p>246,55</text:p>
          </table:table-cell>
          <table:table-cell table:style-name="ce68" table:formula="of:=[.H5]*[.H18]" office:value-type="float" office:value="321.024258760105" calcext:value-type="float">
            <text:p>321,02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office:value-type="float" office:value="153.68" calcext:value-type="float">
            <text:p>153,68</text:p>
          </table:table-cell>
          <table:table-cell table:style-name="ce94" office:value-type="float" office:value="249.02" calcext:value-type="float">
            <text:p>249,02</text:p>
          </table:table-cell>
          <table:table-cell table:style-name="ce94" office:value-type="float" office:value="325" calcext:value-type="float">
            <text:p>325,00</text:p>
          </table:table-cell>
          <table:table-cell table:style-name="ce94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0" calcext:value-type="float">
            <text:p>0,00</text:p>
          </table:table-cell>
          <table:table-cell table:style-name="ce73" table:formula="of:=[.F25]-[.F24]" office:value-type="float" office:value="20.911432973804" calcext:value-type="float">
            <text:p>20,91</text:p>
          </table:table-cell>
          <table:table-cell table:style-name="ce73" table:formula="of:=[.G25]-[.G24]" office:value-type="float" office:value="12.1771346123838" calcext:value-type="float">
            <text:p>12,18</text:p>
          </table:table-cell>
          <table:table-cell table:style-name="ce73" table:formula="of:=[.H25]-[.H24]" office:value-type="float" office:value="-1.22576819406567" calcext:value-type="float">
            <text:p>-1,23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office:value-type="float" office:value="174" calcext:value-type="float">
            <text:p>174</text:p>
          </table:table-cell>
          <table:table-cell table:style-name="ce95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5]*[.F23]" office:value-type="float" office:value="209.568567026196" calcext:value-type="float">
            <text:p>209,57</text:p>
          </table:table-cell>
          <table:table-cell table:style-name="ce68" table:formula="of:=[.G5]*[.G23]" office:value-type="float" office:value="238.332865387616" calcext:value-type="float">
            <text:p>238,33</text:p>
          </table:table-cell>
          <table:table-cell table:style-name="ce68" table:formula="of:=[.H5]*[.H23]" office:value-type="float" office:value="446.865768194066" calcext:value-type="float">
            <text:p>446,87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6" table:number-columns-repeated="3"/>
          <table:table-cell table:style-name="ce96" office:value-type="float" office:value="230.48" calcext:value-type="float">
            <text:p>230,48</text:p>
          </table:table-cell>
          <table:table-cell table:style-name="ce96" office:value-type="float" office:value="250.51" calcext:value-type="float">
            <text:p>250,51</text:p>
          </table:table-cell>
          <table:table-cell table:style-name="ce96" office:value-type="float" office:value="445.64" calcext:value-type="float">
            <text:p>445,64</text:p>
          </table:table-cell>
          <table:table-cell table:style-name="ce96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16.5729985800169" calcext:value-type="float">
            <text:p>16,57</text:p>
          </table:table-cell>
          <table:table-cell table:style-name="ce73" table:formula="of:=[.G30]-[.G29]" office:value-type="float" office:value="8.2162533146151" calcext:value-type="float">
            <text:p>8,22</text:p>
          </table:table-cell>
          <table:table-cell table:style-name="ce73" table:formula="of:=[.H30]-[.H29]" office:value-type="float" office:value="0.00431266846408818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office:value-type="float" office:value="32" calcext:value-type="float">
            <text:p>32,00</text:p>
          </table:table-cell>
          <table:table-cell table:style-name="ce91" office:value-type="float" office:value="40" calcext:value-type="float">
            <text:p>40,00</text:p>
          </table:table-cell>
          <table:table-cell table:style-name="ce91" office:value-type="float" office:value="19" calcext:value-type="float">
            <text:p>19,00</text:p>
          </table:table-cell>
          <table:table-cell table:style-name="ce9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65.7470014199831" calcext:value-type="float">
            <text:p>65,75</text:p>
          </table:table-cell>
          <table:table-cell table:style-name="ce68" table:formula="of:=[.G5]*[.G28]" office:value-type="float" office:value="82.1837466853849" calcext:value-type="float">
            <text:p>82,18</text:p>
          </table:table-cell>
          <table:table-cell table:style-name="ce68" table:formula="of:=[.H5]*[.H28]" office:value-type="float" office:value="48.7956873315359" calcext:value-type="float">
            <text:p>48,8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office:value-type="float" office:value="82.32" calcext:value-type="float">
            <text:p>82,32</text:p>
          </table:table-cell>
          <table:table-cell table:style-name="ce96" office:value-type="float" office:value="90.4" calcext:value-type="float">
            <text:p>90,4</text:p>
          </table:table-cell>
          <table:table-cell table:style-name="ce96" office:value-type="float" office:value="48.8" calcext:value-type="float">
            <text:p>48,8</text:p>
          </table:table-cell>
          <table:table-cell table:style-name="ce96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( </number:text>
      <number:number number:decimal-places="3" number:min-decimal-places="3" number:min-integer-digits="1" number:grouping="true"/>
    </number:number-style>
    <number:number-style style:name="N113">
      <number:text>+    </number:text>
      <number:number number:decimal-places="3" number:min-decimal-places="3" number:min-integer-digits="1" number:grouping="true"/>
    </number:number-style>
    <number:number-style style:name="N114">
      <number:text>+  </number:text>
      <number:number number:decimal-places="3" number:min-decimal-places="3" number:min-integer-digits="1" number:grouping="true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0" number:min-decimal-places="0" number:min-integer-digits="1" number:grouping="true"/>
      <number:text> kw</number:text>
    </number:number-style>
    <number:number-style style:name="N119">
      <number:number number:decimal-places="0" number:min-decimal-places="0" number:min-integer-digits="1" number:grouping="true"/>
      <number:text> "kw</number:text>
    </number:number-style>
    <number:currency-style style:name="N12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percentage-style style:name="N122">
      <number:text>+       %</number:text>
      <number:number number:decimal-places="2" number:min-decimal-places="2" number:min-integer-digits="1"/>
    </number:percentage-style>
    <number:currency-style style:name="N124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27">
      <number:number number:decimal-places="3" number:min-decimal-places="3" number:min-integer-digits="1" number:grouping="true"/>
      <number:text> kw</number:text>
    </number:number-style>
    <number:number-style style:name="N128">
      <number:text>Toplam Su </number:text>
      <number:number number:decimal-places="0" number:min-decimal-places="0" number:min-integer-digits="1" number:grouping="true"/>
    </number:number-style>
    <number:currency-style style:name="N130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currency-style style:name="N136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6P0"/>
    </number:currency-style>
    <number:currency-style style:name="N138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40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0P0"/>
    </number:currency-style>
    <number:currency-style style:name="N142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4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6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number-style style:name="N147">
      <number:text>Yzr </number:text>
      <number:number number:decimal-places="2" number:min-decimal-places="2" number:min-integer-digits="1" number:grouping="true"/>
      <number:text> Ton</number:text>
    </number:number-style>
    <number:number-style style:name="N148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49">
      <number:text>Yzr </number:text>
      <number:number number:decimal-places="0" number:min-decimal-places="0" number:min-integer-digits="1" number:grouping="true"/>
      <number:text> Ton</number:text>
    </number:number-style>
    <number:number-style style:name="N150">
      <number:text>Hrcm </number:text>
      <number:number number:decimal-places="0" number:min-decimal-places="0" number:min-integer-digits="1" number:grouping="true"/>
      <number:text> Ton</number:text>
    </number:number-style>
    <number:currency-style style:name="N152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number-style style:name="N153">
      <number:text>SuYzr </number:text>
      <number:number number:decimal-places="2" number:min-decimal-places="2" number:min-integer-digits="1" number:grouping="true"/>
      <number:text> T</number:text>
    </number:number-style>
    <number:number-style style:name="N154">
      <number:text>Yzr </number:text>
      <number:number number:decimal-places="0" number:min-decimal-places="0" number:min-integer-digits="3" number:grouping="true"/>
      <number:text> Ton</number:text>
    </number:number-style>
    <number:number-style style:name="N155">
      <number:text>KW 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cm" fo:margin-bottom="0.6cm" fo:margin-left="1.199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.00.0000</text:date>, <text:time style:data-style-name="N2" text:time-value="08:41:53.3318077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09-07T11:07:49.039795938</dc:date>
    <meta:editing-duration>PT13H39M57S</meta:editing-duration>
    <meta:editing-cycles>43</meta:editing-cycles>
    <meta:generator>LibreOffice/7.2.7.2$Linux_X86_64 LibreOffice_project/20$Build-2</meta:generator>
    <meta:print-date>2022-07-02T14:42:59.653468075</meta:print-date>
    <meta:document-statistic meta:table-count="10" meta:cell-count="1358" meta:object-count="8"/>
  </office:meta>
</office:document-meta>
</file>